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Untitled1">
      <style:graphic-properties draw:textarea-vertical-align="middle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175cm" svg:height="1.524cm" svg:x="2.143cm" svg:y="12.143cm">
          <text:p text:style-name="P1"><text:span text:style-name="T1">Знайти класифікатор </text:span></text:p>
          <text:p text:style-name="P1"><text:span text:style-name="T1">з найменшим </text:span></text:p>
          <text:p text:style-name="P1"><text:span text:style-name="T1">значенням </text:span></text:p>
          <text:p text:style-name="P1"><text:span text:style-name="T1">функції помило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3.937cm" svg:height="1.524cm" svg:x="1.762cm" svg:y="14.589cm">
          <text:p text:style-name="P1"><text:span text:style-name="T1">Обчислити вагу </text:span></text:p>
          <text:p text:style-name="P1"><text:span text:style-name="T1">класифікатора </text:span></text:p>
          <text:p text:style-name="P1"><text:span text:style-name="T1">та оновити вагу </text:span></text:p>
          <text:p text:style-name="P1"><text:span text:style-name="T1">тренувальних екземплярів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175cm" svg:height="1.524cm" svg:x="2.143cm" svg:y="17.002cm">
          <text:p text:style-name="P2"><text:span text:style-name="T2">Надіслати вагу </text:span></text:p>
          <text:p text:style-name="P2"><text:span text:style-name="T2">класифікатора та </text:span></text:p>
          <text:p text:style-name="P2"><text:span text:style-name="T2">вагу тренувальних </text:span></text:p>
          <text:p text:style-name="P2"><text:span text:style-name="T2">екземплярів </text:span></text:p>
          <text:p text:style-name="P2"><text:span text:style-name="T2">іншим процесам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524cm" svg:x="2.143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175cm" svg:height="1.524cm" svg:x="2.143cm" svg:y="4.81cm">
          <text:p text:style-name="P1"><text:span text:style-name="T1">Провести </text:span></text:p>
          <text:p text:style-name="P1"><text:span text:style-name="T1">тренування </text:span></text:p>
          <text:p text:style-name="P1"><text:span text:style-name="T1">слабкого </text:span></text:p>
          <text:p text:style-name="P1"><text:span text:style-name="T1">класифікато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3.175cm" svg:height="1.524cm" svg:x="6.461cm" svg:y="4.81cm">
          <text:p text:style-name="P1"><text:span text:style-name="T1">Провести </text:span></text:p>
          <text:p text:style-name="P1"><text:span text:style-name="T1">тренування </text:span></text:p>
          <text:p text:style-name="P1"><text:span text:style-name="T1">слабкого </text:span></text:p>
          <text:p text:style-name="P1"><text:span text:style-name="T1">класифікато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4" draw:id="id14" draw:layer="layout" svg:width="3.175cm" svg:height="1.524cm" svg:x="14.843cm" svg:y="4.81cm">
          <text:p text:style-name="P1"><text:span text:style-name="T1">Провести </text:span></text:p>
          <text:p text:style-name="P1"><text:span text:style-name="T1">тренування </text:span></text:p>
          <text:p text:style-name="P1"><text:span text:style-name="T1">слабкого </text:span></text:p>
          <text:p text:style-name="P1"><text:span text:style-name="T1">класифікато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175cm" svg:height="1.524cm" svg:x="2.143cm" svg:y="9.687cm">
          <text:p text:style-name="P1"><text:span text:style-name="T1">Прийняти </text:span></text:p>
          <text:p text:style-name="P1"><text:span text:style-name="T1">результати </text:span></text:p>
          <text:p text:style-name="P1"><text:span text:style-name="T1">класифікації </text:span></text:p>
          <text:p text:style-name="P1"><text:span text:style-name="T1">від інших процесів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175cm" svg:height="1.524cm" svg:x="6.461cm" svg:y="7.223cm">
          <text:p text:style-name="P1"><text:span text:style-name="T1">Надіслати </text:span></text:p>
          <text:p text:style-name="P1"><text:span text:style-name="T1">результати </text:span></text:p>
          <text:p text:style-name="P1"><text:span text:style-name="T1">класифікації </text:span></text:p>
          <text:p text:style-name="P1"><text:span text:style-name="T1">“</text:span><text:span text:style-name="T1">root” процес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3.175cm" svg:height="1.524cm" svg:x="14.843cm" svg:y="7.223cm">
          <text:p text:style-name="P1"><text:span text:style-name="T1">Надіслати </text:span></text:p>
          <text:p text:style-name="P1"><text:span text:style-name="T1">результати </text:span></text:p>
          <text:p text:style-name="P1"><text:span text:style-name="T1">класифікації </text:span></text:p>
          <text:p text:style-name="P1"><text:span text:style-name="T1">“</text:span><text:span text:style-name="T1">root” процесу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524cm" svg:x="2.143cm" svg:y="2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xml:id="id1" draw:id="id1" draw:layer="layout" svg:width="3.175cm" svg:height="1.524cm" svg:x="2.143cm" svg:y="2.397cm">
          <text:p text:style-name="P4"><text:span text:style-name="T3">Підготувати</text:span></text:p>
          <text:p text:style-name="P4"><text:span text:style-name="T3">частину 1</text:span></text:p>
          <text:p text:style-name="P4"><text:span text:style-name="T3">набору даних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7" draw:id="id7" draw:layer="layout" svg:width="3.175cm" svg:height="1.524cm" svg:x="6.461cm" svg:y="2.397cm">
          <text:p text:style-name="P4"><text:span text:style-name="T3">Підготувати</text:span></text:p>
          <text:p text:style-name="P4"><text:span text:style-name="T3">частину 2</text:span></text:p>
          <text:p text:style-name="P4"><text:span text:style-name="T3">набору дан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13" draw:id="id13" draw:layer="layout" svg:width="3.175cm" svg:height="1.524cm" svg:x="14.843cm" svg:y="2.397cm">
          <text:p text:style-name="P4"><text:span text:style-name="T3">Підготувати</text:span></text:p>
          <text:p text:style-name="P4"><text:span text:style-name="T3">частину N</text:span></text:p>
          <text:p text:style-name="P4"><text:span text:style-name="T3">набору даних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175cm" svg:height="1.524cm" svg:x="6.461cm" svg:y="19.923cm">
          <text:p text:style-name="P1"><text:span text:style-name="T1">Прийняти вагу </text:span></text:p>
          <text:p text:style-name="P1"><text:span text:style-name="T1">класифікатора та </text:span></text:p>
          <text:p text:style-name="P1"><text:span text:style-name="T1">вагу тренувальних </text:span></text:p>
          <text:p text:style-name="P1"><text:span text:style-name="T1">екземплярів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.175cm" svg:height="1.524cm" svg:x="14.843cm" svg:y="19.923cm">
          <text:p text:style-name="P1"><text:span text:style-name="T1">Прийняти вагу </text:span></text:p>
          <text:p text:style-name="P1"><text:span text:style-name="T1">класифікатора та </text:span></text:p>
          <text:p text:style-name="P1"><text:span text:style-name="T1">вагу тренувальних </text:span></text:p>
          <text:p text:style-name="P1"><text:span text:style-name="T1">екземплярів</text:span></text:p>
          <draw:enhanced-geometry svg:viewBox="0 0 21600 21600" draw:type="rectangle" draw:enhanced-path="M 0 0 L 21600 0 21600 21600 0 21600 0 0 Z N"/>
        </draw:custom-shape>
        <draw:frame draw:style-name="gr3" draw:layer="layout" svg:width="3.429cm" svg:height="0.962cm" svg:x="2.143cm" svg:y="1.181cm">
          <draw:text-box>
            <text:p>Процес 1</text:p>
          </draw:text-box>
        </draw:frame>
        <draw:frame draw:style-name="gr3" draw:layer="layout" svg:width="3.429cm" svg:height="0.962cm" svg:x="6.334cm" svg:y="1.181cm">
          <draw:text-box>
            <text:p>Процес 2</text:p>
          </draw:text-box>
        </draw:frame>
        <draw:frame draw:style-name="gr3" draw:layer="layout" svg:width="3.429cm" svg:height="0.962cm" svg:x="14.843cm" svg:y="1.254cm">
          <draw:text-box>
            <text:p>Процес N</text:p>
          </draw:text-box>
        </draw:frame>
        <draw:frame draw:style-name="gr4" draw:layer="layout" svg:width="1.143cm" svg:height="1.012cm" svg:x="11.668cm" svg:y="2.778cm">
          <draw:text-box>
            <text:p>...</text:p>
          </draw:text-box>
        </draw:frame>
        <draw:frame draw:style-name="gr4" draw:layer="layout" svg:width="1.143cm" svg:height="1.012cm" svg:x="11.668cm" svg:y="5.191cm">
          <draw:text-box>
            <text:p>...</text:p>
          </draw:text-box>
        </draw:frame>
        <draw:frame draw:style-name="gr4" draw:layer="layout" svg:width="1.143cm" svg:height="1.012cm" svg:x="11.668cm" svg:y="7.481cm">
          <draw:text-box>
            <text:p>...</text:p>
          </draw:text-box>
        </draw:frame>
        <draw:frame draw:style-name="gr4" draw:layer="layout" svg:width="1.143cm" svg:height="1.012cm" svg:x="11.668cm" svg:y="20.308cm">
          <draw:text-box>
            <text:p>...</text:p>
          </draw:text-box>
        </draw:frame>
        <draw:connector draw:style-name="gr5" draw:text-style-name="P3" draw:layer="layout" svg:x1="3.73cm" svg:y1="3.921cm" svg:x2="3.73cm" svg:y2="4.81cm" draw:start-shape="id1" draw:start-glue-point="2" draw:end-shape="id2" draw:end-glue-point="0" svg:d="M3730 3921v889" svg:viewBox="0 0 1 890">
          <text:p/>
        </draw:connector>
        <draw:connector draw:style-name="gr5" draw:text-style-name="P3" draw:layer="layout" svg:x1="3.73cm" svg:y1="6.334cm" svg:x2="3.73cm" svg:y2="9.687cm" draw:start-shape="id2" draw:start-glue-point="2" draw:end-shape="id3" svg:d="M3730 6334v3353" svg:viewBox="0 0 1 3354">
          <text:p/>
        </draw:connector>
        <draw:connector draw:style-name="gr5" draw:text-style-name="P3" draw:layer="layout" svg:x1="3.73cm" svg:y1="11.211cm" svg:x2="3.73cm" svg:y2="12.143cm" draw:start-shape="id3" draw:start-glue-point="2" draw:end-shape="id4" draw:end-glue-point="0" svg:d="M3730 11211v932" svg:viewBox="0 0 1 933">
          <text:p/>
        </draw:connector>
        <draw:connector draw:style-name="gr5" draw:text-style-name="P3" draw:layer="layout" svg:x1="3.73cm" svg:y1="13.667cm" svg:x2="3.73cm" svg:y2="14.589cm" draw:start-shape="id4" draw:start-glue-point="2" draw:end-shape="id5" draw:end-glue-point="0" svg:d="M3730 13667v922" svg:viewBox="0 0 1 923">
          <text:p/>
        </draw:connector>
        <draw:connector draw:name="arrow" draw:style-name="gr5" draw:text-style-name="P3" draw:layer="layout" svg:x1="3.73cm" svg:y1="16.113cm" svg:x2="3.73cm" svg:y2="17.002cm" draw:end-shape="id6" draw:end-glue-point="0" svg:d="M3730 16113v889" svg:viewBox="0 0 1 890">
          <text:p/>
        </draw:connector>
        <draw:connector draw:style-name="gr5" draw:text-style-name="P3" draw:layer="layout" svg:x1="8.048cm" svg:y1="3.921cm" svg:x2="8.048cm" svg:y2="4.81cm" draw:start-shape="id7" draw:start-glue-point="2" draw:end-shape="id8" draw:end-glue-point="0" svg:d="M8048 3921v889" svg:viewBox="0 0 1 890">
          <text:p/>
        </draw:connector>
        <draw:connector draw:style-name="gr5" draw:text-style-name="P3" draw:layer="layout" svg:x1="8.048cm" svg:y1="6.334cm" svg:x2="8.048cm" svg:y2="7.223cm" draw:start-shape="id8" draw:start-glue-point="2" draw:end-shape="id9" draw:end-glue-point="0" svg:d="M8048 6334v889" svg:viewBox="0 0 1 890">
          <text:p/>
        </draw:connector>
        <draw:connector draw:style-name="gr5" draw:text-style-name="P3" draw:layer="layout" svg:x1="8.048cm" svg:y1="8.747cm" svg:x2="8.048cm" svg:y2="19.923cm" draw:start-shape="id9" draw:start-glue-point="2" draw:end-shape="id10" svg:d="M8048 8747v11176" svg:viewBox="0 0 1 11177">
          <text:p/>
        </draw:connector>
        <draw:connector draw:style-name="gr5" draw:text-style-name="P3" draw:layer="layout" svg:x1="16.43cm" svg:y1="8.747cm" svg:x2="16.43cm" svg:y2="19.923cm" draw:start-shape="id11" draw:start-glue-point="2" draw:end-shape="id12" draw:end-glue-point="0" svg:d="M16430 8747v11176" svg:viewBox="0 0 1 11177">
          <text:p/>
        </draw:connector>
        <draw:connector draw:style-name="gr5" draw:text-style-name="P3" draw:layer="layout" svg:x1="16.43cm" svg:y1="3.921cm" svg:x2="16.43cm" svg:y2="4.81cm" draw:start-shape="id13" draw:start-glue-point="2" draw:end-shape="id14" draw:end-glue-point="0" svg:d="M16430 3921v889" svg:viewBox="0 0 1 890">
          <text:p/>
        </draw:connector>
        <draw:connector draw:style-name="gr5" draw:text-style-name="P3" draw:layer="layout" svg:x1="16.43cm" svg:y1="6.334cm" svg:x2="16.43cm" svg:y2="7.223cm" draw:start-shape="id14" draw:start-glue-point="2" draw:end-shape="id11" draw:end-glue-point="0" svg:d="M16430 6334v889" svg:viewBox="0 0 1 890">
          <text:p/>
        </draw:connector>
        <draw:line draw:style-name="gr6" draw:text-style-name="P3" draw:layer="layout" svg:x1="8.112cm" svg:y1="8.747cm" svg:x2="5.318cm" svg:y2="10.652cm">
          <text:p/>
        </draw:line>
        <draw:line draw:style-name="gr6" draw:text-style-name="P3" draw:layer="layout" svg:x1="16.494cm" svg:y1="8.747cm" svg:x2="5.318cm" svg:y2="10.779cm">
          <text:p/>
        </draw:line>
        <draw:line draw:style-name="gr6" draw:text-style-name="P3" draw:layer="layout" svg:x1="3.794cm" svg:y1="18.526cm" svg:x2="6.461cm" svg:y2="20.812cm">
          <text:p/>
        </draw:line>
        <draw:line draw:style-name="gr6" draw:text-style-name="P3" draw:layer="layout" svg:x1="3.794cm" svg:y1="18.526cm" svg:x2="14.843cm" svg:y2="20.6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e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1" style:family="graphic" style:parent-style-name="standard">
      <style:graphic-properties draw:stroke="dash" draw:stroke-dash="Fine_20_Dashed" svg:stroke-color="#000000" draw:marker-end="Arrow" draw:fill-gradient-name="Gradient_20_2" draw:fill-hatch-name="Hatching_20_1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2T23:11:37.391909608</meta:creation-date>
    <dc:date>2015-03-03T00:20:39.240195003</dc:date>
    <meta:editing-duration>PT23M29S</meta:editing-duration>
    <meta:editing-cycles>2</meta:editing-cycles>
    <meta:generator>LibreOffice/4.2.7.2$Linux_X86_64 LibreOffice_project/420m0$Build-2</meta:generator>
    <meta:document-statistic meta:object-count="38"/>
  </office:meta>
</office:document-meta>
</file>